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7" draw:id="id7" draw:layer="layout" svg:width="5.4cm" svg:height="1.6cm" svg:x="11.2cm" svg:y="2.2cm">
          <text:p text:style-name="P1">GUI-DSL-Skript</text:p>
        </draw:rect>
        <draw:rect draw:style-name="gr1" draw:text-style-name="P1" xml:id="id6" draw:id="id6" draw:layer="layout" svg:width="5.4cm" svg:height="1.6cm" svg:x="18.8cm" svg:y="11.4cm">
          <text:p text:style-name="P1">Android-GUI</text:p>
        </draw:rect>
        <draw:rect draw:style-name="gr1" draw:text-style-name="P1" xml:id="id4" draw:id="id4" draw:layer="layout" svg:width="5.4cm" svg:height="1.6cm" svg:x="11.2cm" svg:y="11.4cm">
          <text:p text:style-name="P1">JavaFX-GUI</text:p>
        </draw:rect>
        <draw:rect draw:style-name="gr1" draw:text-style-name="P1" xml:id="id2" draw:id="id2" draw:layer="layout" svg:width="5.4cm" svg:height="1.6cm" svg:x="3.6cm" svg:y="11.4cm">
          <text:p text:style-name="P1">Vaadin-GUI</text:p>
        </draw:rect>
        <draw:rect draw:style-name="gr1" draw:text-style-name="P1" xml:id="id5" draw:id="id5" draw:layer="layout" svg:width="5.4cm" svg:height="1.6cm" svg:x="18.8cm" svg:y="6.9cm">
          <text:p text:style-name="P1">Android-Generator</text:p>
        </draw:rect>
        <draw:rect draw:style-name="gr1" draw:text-style-name="P1" xml:id="id3" draw:id="id3" draw:layer="layout" svg:width="5.4cm" svg:height="1.6cm" svg:x="11.2cm" svg:y="6.9cm">
          <text:p text:style-name="P1">JavaFX-Generator</text:p>
        </draw:rect>
        <draw:rect draw:style-name="gr1" draw:text-style-name="P1" xml:id="id1" draw:id="id1" draw:layer="layout" svg:width="5.4cm" svg:height="1.6cm" svg:x="3.6cm" svg:y="6.9cm">
          <text:p text:style-name="P1">Vaadin-Generator</text:p>
        </draw:rect>
        <draw:connector draw:style-name="gr2" draw:text-style-name="P1" draw:layer="layout" svg:x1="6.3cm" svg:y1="8.5cm" svg:x2="6.3cm" svg:y2="11.4cm" draw:start-shape="id1" draw:start-glue-point="2" draw:end-shape="id2" draw:end-glue-point="0" svg:d="M6300 8500v2900">
          <text:p/>
        </draw:connector>
        <draw:connector draw:style-name="gr2" draw:text-style-name="P1" draw:layer="layout" svg:x1="13.9cm" svg:y1="8.5cm" svg:x2="13.9cm" svg:y2="11.4cm" draw:start-shape="id3" draw:start-glue-point="2" draw:end-shape="id4" draw:end-glue-point="0" svg:d="M13900 8500v2900">
          <text:p/>
        </draw:connector>
        <draw:connector draw:style-name="gr2" draw:text-style-name="P1" draw:layer="layout" svg:x1="21.5cm" svg:y1="8.5cm" svg:x2="21.5cm" svg:y2="11.4cm" draw:start-shape="id5" draw:start-glue-point="2" draw:end-shape="id6" draw:end-glue-point="0" svg:d="M21500 8500v2900">
          <text:p/>
        </draw:connector>
        <draw:connector draw:style-name="gr2" draw:text-style-name="P1" draw:layer="layout" svg:x1="13.9cm" svg:y1="3.8cm" svg:x2="6.3cm" svg:y2="6.9cm" draw:start-shape="id7" draw:start-glue-point="2" draw:end-shape="id1" svg:d="M13900 3800v1550h-7600v1550">
          <text:p/>
        </draw:connector>
        <draw:connector draw:style-name="gr2" draw:text-style-name="P1" draw:layer="layout" svg:x1="13.9cm" svg:y1="3.8cm" svg:x2="13.9cm" svg:y2="6.9cm" draw:start-shape="id7" draw:start-glue-point="2" draw:end-shape="id3" svg:d="M13900 3800v3100">
          <text:p/>
        </draw:connector>
        <draw:connector draw:style-name="gr2" draw:text-style-name="P1" draw:layer="layout" svg:x1="13.9cm" svg:y1="3.8cm" svg:x2="21.5cm" svg:y2="6.9cm" draw:start-shape="id7" draw:start-glue-point="2" draw:end-shape="id5" svg:d="M13900 3800v1550h7600v1550">
          <text:p/>
        </draw:connector>
      </draw:page>
      <draw:page draw:name="page2" draw:style-name="dp1" draw:master-page-name="Standard">
        <draw:rect draw:style-name="gr1" draw:text-style-name="P1" xml:id="id8" draw:id="id8" draw:layer="layout" svg:width="5.5cm" svg:height="1.4cm" svg:x="1.9cm" svg:y="9.4cm">
          <text:p text:style-name="P1">Transformationen</text:p>
        </draw:rect>
        <draw:rect draw:style-name="gr1" draw:text-style-name="P1" xml:id="id9" draw:id="id9" draw:layer="layout" svg:width="5.5cm" svg:height="1.4cm" svg:x="1.9cm" svg:y="4cm">
          <text:p text:style-name="P1">GUI-DSL</text:p>
        </draw:rect>
        <draw:rect draw:style-name="gr1" draw:text-style-name="P1" xml:id="id11" draw:id="id11" draw:layer="layout" svg:width="5.5cm" svg:height="3.1cm" svg:x="8.8cm" svg:y="7.7cm">
          <text:p text:style-name="P1">Generierter </text:p>
          <text:p text:style-name="P1">Quell-Code für </text:p>
          <text:p text:style-name="P1">das MCF</text:p>
        </draw:rect>
        <draw:rect draw:style-name="gr1" draw:text-style-name="P1" xml:id="id10" draw:id="id10" draw:layer="layout" svg:width="5.5cm" svg:height="2cm" svg:x="8.8cm" svg:y="4cm">
          <text:p text:style-name="P1">individueller</text:p>
          <text:p text:style-name="P1">Quell-Code</text:p>
        </draw:rect>
        <draw:connector draw:style-name="gr2" draw:text-style-name="P1" draw:layer="layout" svg:x1="4.65cm" svg:y1="9.4cm" svg:x2="4.65cm" svg:y2="5.4cm" draw:start-shape="id8" draw:start-glue-point="0" draw:end-shape="id9" draw:end-glue-point="2" svg:d="M4650 9400v-4000">
          <text:p/>
        </draw:connector>
        <draw:connector draw:style-name="gr3" draw:text-style-name="P1" draw:layer="layout" draw:type="lines" svg:x1="11.55cm" svg:y1="6cm" svg:x2="11.55cm" svg:y2="7.7cm" draw:start-shape="id10" draw:start-glue-point="2" draw:end-shape="id11" draw:end-glue-point="0" svg:d="M11550 6000v501 698 501">
          <text:p/>
        </draw:connector>
        <draw:connector draw:style-name="gr4" draw:text-style-name="P1" draw:layer="layout" svg:x1="7.4cm" svg:y1="10.1cm" svg:x2="8.8cm" svg:y2="9.25cm" draw:start-shape="id8" draw:start-glue-point="1" draw:end-shape="id11" draw:end-glue-point="3" svg:d="M7400 10100h700v-850h700">
          <text:p/>
        </draw:connector>
        <draw:connector draw:style-name="gr5" draw:text-style-name="P2" draw:layer="layout" svg:x1="2.845cm" svg:y1="11.977cm" svg:x2="4.609cm" svg:y2="11.977cm" svg:d="M2845 11977h1764">
          <text:p text:style-name="P1"><text:span text:style-name="T1"/></text:p>
          <text:p text:style-name="P1"><text:span text:style-name="T1">Benutzt</text:span></text:p>
        </draw:connector>
        <draw:connector draw:style-name="gr6" draw:text-style-name="P2" draw:layer="layout" svg:x1="5.7cm" svg:y1="12cm" svg:x2="7.464cm" svg:y2="12cm" svg:d="M5700 12000h1764">
          <text:p text:style-name="P1"><text:span text:style-name="T1"/></text:p>
          <text:p text:style-name="P1"><text:span text:style-name="T1">Erzeug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23T10:08:16.04</meta:creation-date>
    <dc:date>2015-01-23T10:19:46.25</dc:date>
    <dc:creator>Niels Gundermann</dc:creator>
    <meta:editing-duration>PT11M29S</meta:editing-duration>
    <meta:editing-cycles>2</meta:editing-cycles>
    <meta:generator>OpenOffice/4.1.1$Win32 OpenOffice.org_project/411m6$Build-9775</meta:generator>
    <meta:document-statistic meta:object-count="22"/>
  </office:meta>
</office:document-meta>
</file>